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B7000001401D44E1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0cm"/>
    </style:style>
    <style:style style:name="gr3" style:family="graphic" style:parent-style-name="standard">
      <style:graphic-properties draw:stroke="none" draw:fill="none" fo:min-height="0.925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0.92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draw:shadow="visible"/>
    </style:style>
    <style:style style:name="gr10" style:family="graphic" style:parent-style-name="standard">
      <style:graphic-properties svg:stroke-color="#ffd320" draw:fill="solid" draw:fill-color="#ffd320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svg:stroke-color="#3465a4" draw:fill="solid" draw:fill-color="#729fcf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color="#ffd320" draw:fill="solid" draw:fill-color="#ffd320" draw:textarea-horizontal-align="justify" draw:textarea-vertical-align="middle" draw:auto-grow-height="false" draw:shadow="visible"/>
    </style:style>
    <style:style style:name="gr13" style:family="graphic" style:parent-style-name="objectwithoutfill">
      <style:graphic-properties svg:stroke-width="0.15cm" svg:stroke-color="#ffd320" draw:marker-start-width="0.425cm" draw:marker-end-width="0.425cm" draw:fill="solid" draw:fill-color="#ffd320" draw:textarea-vertical-align="middle" fo:padding-top="0.2cm" fo:padding-bottom="0.2cm" fo:padding-left="0.325cm" fo:padding-right="0.325cm" draw:shadow="visible"/>
    </style:style>
    <style:style style:name="gr14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Ultrafine_20_Dashed" draw:marker-start=""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co1" style:family="table-column">
      <style:table-column-properties style:column-width="2.004cm" style:use-optimal-column-width="false"/>
    </style:style>
    <style:style style:name="co2" style:family="table-column">
      <style:table-column-properties style:column-width="2.003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3.10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7.4cm" svg:height="1.343cm" svg:x="10.8cm" svg:y="0.388cm">
            <text:p text:style-name="P1">Matrice d'élévatio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2cm" svg:height="1.465cm" svg:x="1.6cm" svg:y="5.88cm">
            <text:p text:style-name="P1">Coordonnées (x,y,z)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.2cm" svg:height="1.465cm" svg:x="10.2cm" svg:y="5.88cm">
            <text:p text:style-name="P1">Scalar (z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1.465cm" svg:x="20.8cm" svg:y="5.88cm">
            <text:p text:style-name="P1">Cells </text:p>
            <draw:enhanced-geometry svg:viewBox="0 0 21600 21600" draw:type="rectangle" draw:enhanced-path="M 0 0 L 21600 0 21600 21600 0 21600 0 0 Z N"/>
          </draw:custom-shape>
          <draw:frame draw:style-name="gr2" draw:layer="layout" svg:width="3.36cm" svg:height="1.174cm" svg:x="3cm" svg:y="4.706cm">
            <draw:text-box>
              <text:p>VtkPoints </text:p>
            </draw:text-box>
          </draw:frame>
          <draw:frame draw:style-name="gr2" draw:layer="layout" svg:width="4.524cm" svg:height="1.174cm" svg:x="11.831cm" svg:y="4.706cm">
            <draw:text-box>
              <text:p>VtkFloatArray </text:p>
            </draw:text-box>
          </draw:frame>
          <draw:frame draw:style-name="gr2" draw:layer="layout" svg:width="4.202cm" svg:height="1.174cm" svg:x="21.8cm" svg:y="4.706cm">
            <draw:text-box>
              <text:p>VtkCellArray </text:p>
            </draw:text-box>
          </draw:frame>
          <draw:custom-shape draw:style-name="gr1" draw:text-style-name="P1" draw:layer="layout" svg:width="8.4cm" svg:height="1.464cm" svg:x="10.2cm" svg:y="9.786cm">
            <text:p text:style-name="P1">PolyData</text:p>
            <draw:enhanced-geometry svg:viewBox="0 0 21600 21600" draw:type="rectangle" draw:enhanced-path="M 0 0 L 21600 0 21600 21600 0 21600 0 0 Z N"/>
          </draw:custom-shape>
          <draw:frame draw:style-name="gr2" draw:layer="layout" svg:width="4.168cm" svg:height="1.174cm" svg:x="12.586cm" svg:y="8.687cm">
            <draw:text-box>
              <text:p>VtkPolyData </text:p>
            </draw:text-box>
          </draw:frame>
          <draw:custom-shape draw:style-name="gr1" draw:text-style-name="P1" draw:layer="layout" svg:width="8.2cm" svg:height="1.465cm" svg:x="10.4cm" svg:y="13.935cm">
            <text:p text:style-name="P1">Mapper</text:p>
            <draw:enhanced-geometry svg:viewBox="0 0 21600 21600" draw:type="rectangle" draw:enhanced-path="M 0 0 L 21600 0 21600 21600 0 21600 0 0 Z N"/>
          </draw:custom-shape>
          <draw:frame draw:style-name="gr3" draw:layer="layout" svg:width="6.454cm" svg:height="1.175cm" svg:x="11.4cm" svg:y="12.837cm">
            <draw:text-box>
              <text:p>vtkPolyDataMapper</text:p>
            </draw:text-box>
          </draw:frame>
          <draw:line draw:style-name="gr4" draw:text-style-name="P1" draw:layer="layout" svg:x1="14.4cm" svg:y1="1.731cm" svg:x2="14.4cm" svg:y2="4.66cm">
            <text:p/>
          </draw:line>
          <draw:line draw:style-name="gr4" draw:text-style-name="P1" draw:layer="layout" svg:x1="14.4cm" svg:y1="1.731cm" svg:x2="7.8cm" svg:y2="5.88cm">
            <text:p/>
          </draw:line>
          <draw:line draw:style-name="gr4" draw:text-style-name="P1" draw:layer="layout" svg:x1="14.4cm" svg:y1="1.731cm" svg:x2="20.8cm" svg:y2="5.88cm">
            <text:p/>
          </draw:line>
          <draw:line draw:style-name="gr4" draw:text-style-name="P1" draw:layer="layout" svg:x1="24.2cm" svg:y1="7.345cm" svg:x2="19cm" svg:y2="10.03cm">
            <text:p/>
          </draw:line>
          <draw:line draw:style-name="gr4" draw:text-style-name="P1" draw:layer="layout" svg:x1="14.4cm" svg:y1="7.345cm" svg:x2="14.4cm" svg:y2="9.054cm">
            <text:p/>
          </draw:line>
          <draw:line draw:style-name="gr4" draw:text-style-name="P1" draw:layer="layout" svg:x1="4.4cm" svg:y1="7.345cm" svg:x2="9.6cm" svg:y2="10.03cm">
            <text:p/>
          </draw:line>
          <draw:line draw:style-name="gr4" draw:text-style-name="P1" draw:layer="layout" svg:x1="14.4cm" svg:y1="11.372cm" svg:x2="14.4cm" svg:y2="13.081cm">
            <text:p/>
          </draw:line>
          <draw:custom-shape draw:style-name="gr5" draw:text-style-name="P1" draw:layer="layout" svg:width="2cm" svg:height="2.441cm" svg:x="21cm" svg:y="1.60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20.4cm" svg:y1="1.173cm" svg:x2="20.4cm" svg:y2="4.294cm">
            <text:p/>
          </draw:line>
          <draw:line draw:style-name="gr4" draw:text-style-name="P1" draw:layer="layout" svg:x1="20.4cm" svg:y1="1.173cm" svg:x2="23.4cm" svg:y2="1.173cm">
            <text:p/>
          </draw:line>
          <draw:frame draw:style-name="gr6" draw:layer="layout" svg:width="0.82cm" svg:height="1.174cm" svg:x="21cm" svg:y="-0.1cm">
            <draw:text-box>
              <text:p>y</text:p>
            </draw:text-box>
          </draw:frame>
          <draw:frame draw:style-name="gr7" draw:layer="layout" svg:width="0.82cm" svg:height="1.174cm" svg:x="19.4cm" svg:y="1.853cm">
            <draw:text-box>
              <text:p>x</text:p>
            </draw:text-box>
          </draw:frame>
          <draw:frame draw:style-name="gr7" draw:layer="layout" svg:width="0.82cm" svg:height="1.174cm" svg:x="21.6cm" svg:y="2.097cm">
            <draw:text-box>
              <text:p>z</text:p>
            </draw:text-box>
          </draw:fram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8.2cm" svg:height="1.465cm" svg:x="5.5cm" svg:y="10.435cm">
          <text:p text:style-name="P1">Mapper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1.175cm" svg:x="6.5cm" svg:y="9.26cm">
          <draw:text-box>
            <text:p>vtkPolyDataMapper</text:p>
          </draw:text-box>
        </draw:frame>
        <draw:custom-shape draw:style-name="gr1" draw:text-style-name="P1" draw:layer="layout" svg:width="8.2cm" svg:height="1.465cm" svg:x="3.2cm" svg:y="4.935cm">
          <text:p text:style-name="P1">LookupTable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1.175cm" svg:x="4.2cm" svg:y="3.76cm">
          <draw:text-box>
            <text:p>vtkLookupTable</text:p>
          </draw:text-box>
        </draw:frame>
        <draw:custom-shape draw:style-name="gr1" draw:text-style-name="P1" draw:layer="layout" svg:width="8.2cm" svg:height="1.465cm" svg:x="16.1cm" svg:y="4.935cm">
          <text:p text:style-name="P1">Polydata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1.175cm" svg:x="17.1cm" svg:y="3.76cm">
          <draw:text-box>
            <text:p text:style-name="P1">vtkPolyData</text:p>
          </draw:text-box>
        </draw:frame>
        <draw:custom-shape draw:style-name="gr1" draw:text-style-name="P1" draw:layer="layout" svg:width="8.2cm" svg:height="1.465cm" svg:x="15.1cm" svg:y="10.435cm">
          <text:p text:style-name="P1">Palette 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1.175cm" svg:x="16.1cm" svg:y="9.26cm">
          <draw:text-box>
            <text:p text:style-name="P1">vtkScalarColor</text:p>
          </draw:text-box>
        </draw:frame>
        <draw:custom-shape draw:style-name="gr1" draw:text-style-name="P1" draw:layer="layout" svg:width="8.2cm" svg:height="1.465cm" svg:x="9.2cm" svg:y="14.735cm">
          <text:p text:style-name="P1">vtkActor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1.175cm" svg:x="10.2cm" svg:y="13.56cm">
          <draw:text-box>
            <text:p>vtkPolyDataMapper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g>
          <draw:custom-shape draw:style-name="gr9" draw:text-style-name="P1" draw:layer="layout" svg:width="4.8cm" svg:height="4.8cm" svg:x="25.4cm" svg:y="7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3.318cm" svg:height="3.537cm" svg:x="26.264cm" svg:y="7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2.835cm" svg:height="2.942cm" svg:x="26.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9" draw:text-style-name="P1" draw:layer="layout" svg:width="4.8cm" svg:height="4.8cm" svg:x="18.9cm" svg:y="7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3.318cm" svg:height="3.537cm" svg:x="19.764cm" svg:y="7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4.8cm" svg:height="4.8cm" svg:x="0cm" svg:y="7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323cm" svg:height="3.537cm" svg:x="0.862cm" svg:y="7.705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739cm" svg:height="0.631cm" svg:x="1.846cm" svg:y="9.85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7cm" svg:height="0.631cm" svg:x="0.738cm" svg:y="10.737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3.938cm" svg:y1="10.232cm" svg:x2="3.938cm" svg:y2="10.99cm">
            <text:p/>
          </draw:line>
          <draw:g>
            <draw:custom-shape draw:style-name="gr9" draw:text-style-name="P1" draw:layer="layout" svg:width="4.8cm" svg:height="4.8cm" svg:x="12.6cm" svg:y="7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3.322cm" svg:height="3.537cm" svg:x="13.462cm" svg:y="7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37cm" svg:height="0.631cm" svg:x="13.338cm" svg:y="10.73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" draw:layer="layout" svg:width="4.8cm" svg:height="4.8cm" svg:x="6.2cm" svg:y="7.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3.323cm" svg:height="3.537cm" svg:x="7.062cm" svg:y="7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739cm" svg:height="0.631cm" svg:x="8.046cm" svg:y="9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0.37cm" svg:height="0.631cm" svg:x="6.938cm" svg:y="10.73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4" draw:text-style-name="P1" draw:layer="layout" svg:x1="4.8cm" svg:y1="9.7cm" svg:x2="6.2cm" svg:y2="9.7cm">
            <text:p/>
          </draw:line>
          <draw:line draw:style-name="gr14" draw:text-style-name="P1" draw:layer="layout" svg:x1="11.1cm" svg:y1="9.7cm" svg:x2="12.6cm" svg:y2="9.7cm">
            <text:p/>
          </draw:line>
          <draw:line draw:style-name="gr14" draw:text-style-name="P1" draw:layer="layout" svg:x1="17.6cm" svg:y1="9.7cm" svg:x2="18.9cm" svg:y2="9.7cm">
            <text:p/>
          </draw:line>
          <draw:line draw:style-name="gr14" draw:text-style-name="P1" draw:layer="layout" svg:x1="23.887cm" svg:y1="9.7cm" svg:x2="25.187cm" svg:y2="9.7cm">
            <text:p/>
          </draw:line>
        </draw:g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5" draw:layer="layout" svg:width="4.939cm" svg:height="0.962cm" svg:x="2.6cm" svg:y="5.8cm">
          <draw:text-box>
            <text:p>Face antérieure</text:p>
          </draw:text-box>
        </draw:frame>
        <draw:frame draw:style-name="gr15" draw:layer="layout" svg:width="5.256cm" svg:height="0.962cm" svg:x="2.601cm" svg:y="12.2cm">
          <draw:text-box>
            <text:p>Face postérieure</text:p>
          </draw:text-box>
        </draw:frame>
        <draw:line draw:style-name="gr16" draw:text-style-name="P1" draw:layer="layout" svg:x1="8.4cm" svg:y1="6.2cm" svg:x2="20cm" svg:y2="6.2cm">
          <text:p/>
        </draw:line>
        <draw:line draw:style-name="gr16" draw:text-style-name="P1" draw:layer="layout" svg:x1="10.4cm" svg:y1="13cm" svg:x2="16.2cm" svg:y2="13cm">
          <text:p/>
        </draw:line>
        <draw:line draw:style-name="gr16" draw:text-style-name="P1" draw:layer="layout" svg:x1="8.4cm" svg:y1="6.2cm" svg:x2="10.4cm" svg:y2="13cm">
          <text:p/>
        </draw:line>
        <draw:line draw:style-name="gr16" draw:text-style-name="P1" draw:layer="layout" svg:x1="12.4cm" svg:y1="6.2cm" svg:x2="10.4cm" svg:y2="13cm">
          <text:p/>
        </draw:line>
        <draw:line draw:style-name="gr16" draw:text-style-name="P1" draw:layer="layout" svg:x1="12.4cm" svg:y1="6.2cm" svg:x2="13.4cm" svg:y2="13cm">
          <text:p/>
        </draw:line>
        <draw:line draw:style-name="gr16" draw:text-style-name="P1" draw:layer="layout" svg:x1="16.2cm" svg:y1="6.2cm" svg:x2="13.4cm" svg:y2="13cm">
          <text:p/>
        </draw:line>
        <draw:line draw:style-name="gr16" draw:text-style-name="P1" draw:layer="layout" svg:x1="20cm" svg:y1="6.2cm" svg:x2="13.4cm" svg:y2="13cm">
          <text:p/>
        </draw:line>
        <draw:line draw:style-name="gr16" draw:text-style-name="P1" draw:layer="layout" svg:x1="20cm" svg:y1="6.2cm" svg:x2="16.2cm" svg:y2="13cm">
          <text:p/>
        </draw:lin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5" draw:text-style-name="P1" draw:layer="layout" svg:width="8cm" svg:height="8cm" svg:x="8cm" svg:y="5.2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8cm" svg:y1="5.2cm" svg:x2="8cm" svg:y2="13.2cm">
          <text:p/>
        </draw:line>
        <draw:line draw:style-name="gr18" draw:text-style-name="P1" draw:layer="layout" svg:x1="8cm" svg:y1="13.2cm" svg:x2="16cm" svg:y2="13.2cm">
          <text:p/>
        </draw:line>
        <draw:frame draw:style-name="gr15" draw:layer="layout" svg:width="0.82cm" svg:height="0.962cm" svg:x="6.6cm" svg:y="9cm">
          <draw:text-box>
            <text:p>x</text:p>
          </draw:text-box>
        </draw:frame>
        <draw:frame draw:style-name="gr15" draw:layer="layout" svg:width="0.82cm" svg:height="0.962cm" svg:x="11.2cm" svg:y="13.8cm">
          <draw:text-box>
            <text:p>y</text:p>
          </draw:text-box>
        </draw:frame>
        <draw:frame draw:style-name="gr15" draw:layer="layout" svg:width="1.065cm" svg:height="0.962cm" svg:x="6.8cm" svg:y="4.7cm">
          <draw:text-box>
            <text:p>-5</text:p>
          </draw:text-box>
        </draw:frame>
        <draw:frame draw:style-name="gr15" draw:layer="layout" svg:width="1.226cm" svg:height="0.962cm" svg:x="6.7cm" svg:y="12.938cm">
          <draw:text-box>
            <text:p>+5</text:p>
          </draw:text-box>
        </draw:frame>
        <draw:frame draw:style-name="gr15" draw:layer="layout" svg:width="1.065cm" svg:height="0.962cm" svg:x="7.701cm" svg:y="13.3cm">
          <draw:text-box>
            <text:p>-5</text:p>
          </draw:text-box>
        </draw:frame>
        <draw:frame draw:style-name="gr15" draw:layer="layout" svg:width="1.226cm" svg:height="0.962cm" svg:x="15.302cm" svg:y="13.3cm">
          <draw:text-box>
            <text:p>+5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Couleurs<text:tab/></text:p>
          </draw:text-box>
        </draw:frame>
        <draw:frame draw:style-name="gr19" draw:text-style-name="P1" draw:layer="layout" svg:width="15.628cm" svg:height="10.528cm" svg:x="6.2cm" svg:y="5.872cm">
          <draw:image xlink:href="Pictures/10000000000001B7000001401D44E12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g>
          <draw:frame draw:style-name="standard" draw:layer="layout" svg:width="10.018cm" svg:height="4.859cm" svg:x="0.781cm" svg:y="6.257cm">
            <table:table table:template-name="default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>1.05</text:p>
                </table:table-cell>
                <table:table-cell>
                  <text:p>1.20</text:p>
                </table:table-cell>
                <table:table-cell>
                  <text:p>1.25</text:p>
                </table:table-cell>
                <table:table-cell>
                  <text:p>1.20</text:p>
                </table:table-cell>
                <table:table-cell>
                  <text:p>1.05</text:p>
                </table:table-cell>
              </table:table-row>
              <table:table-row table:style-name="ro1" table:default-cell-style-name="ce1">
                <table:table-cell>
                  <text:p>1.20</text:p>
                </table:table-cell>
                <table:table-cell>
                  <text:p>1.35</text:p>
                </table:table-cell>
                <table:table-cell>
                  <text:p>1.40</text:p>
                </table:table-cell>
                <table:table-cell>
                  <text:p>1.35</text:p>
                </table:table-cell>
                <table:table-cell>
                  <text:p>1.20</text:p>
                </table:table-cell>
              </table:table-row>
              <table:table-row table:style-name="ro1" table:default-cell-style-name="ce1">
                <table:table-cell>
                  <text:p>1.25</text:p>
                </table:table-cell>
                <table:table-cell>
                  <text:p>1.40</text:p>
                </table:table-cell>
                <table:table-cell>
                  <text:p>1.45</text:p>
                </table:table-cell>
                <table:table-cell>
                  <text:p>1.40</text:p>
                </table:table-cell>
                <table:table-cell>
                  <text:p>1.25</text:p>
                </table:table-cell>
              </table:table-row>
              <table:table-row table:style-name="ro1" table:default-cell-style-name="ce1">
                <table:table-cell>
                  <text:p>1.20</text:p>
                </table:table-cell>
                <table:table-cell>
                  <text:p>1.35</text:p>
                </table:table-cell>
                <table:table-cell>
                  <text:p>1.40</text:p>
                </table:table-cell>
                <table:table-cell>
                  <text:p>1.35</text:p>
                </table:table-cell>
                <table:table-cell>
                  <text:p>1.20</text:p>
                </table:table-cell>
              </table:table-row>
              <table:table-row table:style-name="ro1" table:default-cell-style-name="ce1">
                <table:table-cell>
                  <text:p>1.05</text:p>
                </table:table-cell>
                <table:table-cell>
                  <text:p>1.20</text:p>
                </table:table-cell>
                <table:table-cell>
                  <text:p>1.25</text:p>
                </table:table-cell>
                <table:table-cell>
                  <text:p>1.20</text:p>
                </table:table-cell>
                <table:table-cell>
                  <text:p>1.05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standard" draw:layer="layout" svg:width="6.637cm" svg:height="5.048cm" svg:x="6.298cm" svg:y="4.161cm">
          <table:table table:template-name="sun" table:use-first-row-styles="true">
            <table:table-column table:style-name="co3"/>
            <table:table-row table:style-name="ro1">
              <table:table-cell table:style-name="ce1">
                <text:p>DataCornee</text:p>
              </table:table-cell>
            </table:table-row>
            <table:table-row table:style-name="ro2">
              <table:table-cell table:style-name="ce1">
                <text:p>Int size</text:p>
                <text:p>String name</text:p>
                <text:p>Name</text:p>
                <text:p/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6-30T10:01:43.563387452</meta:creation-date>
    <meta:generator>LibreOffice/4.2.8.2$Linux_X86_64 LibreOffice_project/420m0$Build-2</meta:generator>
    <dc:date>2015-09-14T11:50:19.165883323</dc:date>
    <dc:creator>exopole </dc:creator>
    <meta:editing-duration>P1DT8H43M41S</meta:editing-duration>
    <meta:editing-cycles>21</meta:editing-cycles>
    <meta:document-statistic meta:object-count="122"/>
  </office:meta>
</office:document-meta>
</file>